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6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e76a" officeooo:paragraph-rsid="0014e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>aziz@PC-18:~$ sudo ifup eth0</text:p>
            <text:p text:style-name="P1">Internet Systems Consortium DHCP Client 4.2.4</text:p>
            <text:p text:style-name="P1">Copyright 2004-2012 Internet Systems Consortium.</text:p>
            <text:p text:style-name="P1">All rights reserved.</text:p>
            <text:p text:style-name="P1">For info, please visit https://www.isc.org/software/dhcp/</text:p>
            <text:p text:style-name="P1"></text:p>
            <text:p text:style-name="P1">Listening on LPF/eth0/00:24:1d:31:0d:46</text:p>
            <text:p text:style-name="P1">Sending on <text:s text:c="2"/>LPF/eth0/00:24:1d:31:0d:46</text:p>
            <text:p text:style-name="P1">Sending on <text:s text:c="2"/>Socket/fallback</text:p>
            <text:p text:style-name="P1">DHCPDISCOVER on eth0 to 255.255.255.255 port 67 interval 3 (xid=0xd1c60606)</text:p>
            <text:p text:style-name="P1">DHCPDISCOVER on eth0 to 255.255.255.255 port 67 interval 4 (xid=0xd1c60606)</text:p>
            <text:p text:style-name="P1">DHCPDISCOVER on eth0 to 255.255.255.255 port 67 interval 8 (xid=0xd1c60606)</text:p>
            <text:p text:style-name="P1">DHCPREQUEST of 192.168.71.119 on eth0 to 255.255.255.255 port 67 (xid=0x606c6d1)</text:p>
            <text:p text:style-name="P1">DHCPOFFER of 192.168.71.119 from 192.168.70.1</text:p>
            <text:p text:style-name="P1">DHCPACK of 192.168.71.119 from 192.168.70.1</text:p>
            <text:p text:style-name="P1">bound to 192.168.71.119 -- renewal in 266 seconds.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>// This is the primary configuration file for the BIND DNS server named.</text:p>
            <text:p text:style-name="P1">//</text:p>
            <text:p text:style-name="P1">// Please read /usr/share/doc/bind9/README.Debian.gz for information on the <text:s/></text:p>
            <text:p text:style-name="P1">// structure of BIND configuration files in Debian, *BEFORE* you customize </text:p>
            <text:p text:style-name="P1">// this configuration file.</text:p>
            <text:p text:style-name="P1">//</text:p>
            <text:p text:style-name="P1">// If you are just adding zones, please do that in /etc/bind/named.conf.local</text:p>
            <text:p text:style-name="P1"></text:p>
            <text:p text:style-name="P1">include "/etc/bind/named.conf.options";</text:p>
            <text:p text:style-name="P1">include "/etc/bind/named.conf.local";</text:p>
            <text:p text:style-name="P1">include "/etc/bind/named.conf.default-zones";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22:52:53.164274150</meta:creation-date>
    <dc:date>2017-01-13T23:11:56.624687141</dc:date>
    <meta:editing-duration>P0D</meta:editing-duration>
    <meta:editing-cycles>1</meta:editing-cycles>
    <meta:document-statistic meta:table-count="1" meta:image-count="0" meta:object-count="0" meta:page-count="1" meta:paragraph-count="27" meta:word-count="146" meta:character-count="1227" meta:non-whitespace-character-count="1072"/>
    <meta:generator>LibreOffice/4.2.3.3$Linux_x86 LibreOffice_project/420m0$Build-3</meta:generator>
  </office:meta>
</office:document-meta>
</file>